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6.9in" fo:margin-left="-0.075in" fo:margin-top="0in" fo:margin-bottom="0in" table:align="left" style:writing-mode="page"/>
    </style:style>
    <style:style style:name="Table1.A" style:family="table-column">
      <style:table-column-properties style:column-width="6.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9in" fo:margin-left="-0.075in" fo:margin-top="0in" fo:margin-bottom="0in" table:align="left" style:writing-mode="page"/>
    </style:style>
    <style:style style:name="Table2.A" style:family="table-column">
      <style:table-column-properties style:column-width="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6.9in" fo:margin-left="-0.075in" fo:margin-top="0in" fo:margin-bottom="0in" table:align="left" style:writing-mode="page"/>
    </style:style>
    <style:style style:name="Table3.A" style:family="table-column">
      <style:table-column-properties style:column-width="6.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4" style:family="table">
      <style:table-properties style:width="6.9in" fo:margin-left="-0.075in" fo:margin-top="0in" fo:margin-bottom="0in" table:align="left" style:writing-mode="page"/>
    </style:style>
    <style:style style:name="Table4.A" style:family="table-column">
      <style:table-column-properties style:column-width="6.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5" style:family="table">
      <style:table-properties style:width="6.9in" fo:margin-left="-0.075in" fo:margin-top="0in" fo:margin-bottom="0in" table:align="left" style:writing-mode="page"/>
    </style:style>
    <style:style style:name="Table5.A" style:family="table-column">
      <style:table-column-properties style:column-width="6.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6" style:family="table">
      <style:table-properties style:width="6.9in" fo:margin-left="-0.075in" fo:margin-top="0in" fo:margin-bottom="0in" table:align="left" style:writing-mode="page"/>
    </style:style>
    <style:style style:name="Table6.A" style:family="table-column">
      <style:table-column-properties style:column-width="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7" style:family="table">
      <style:table-properties style:width="6.9in" fo:margin-left="-0.075in" fo:margin-top="0in" fo:margin-bottom="0in" table:align="left" style:writing-mode="page"/>
    </style:style>
    <style:style style:name="Table7.A" style:family="table-column">
      <style:table-column-properties style:column-width="6.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8" style:family="table">
      <style:table-properties style:width="6.9in" fo:margin-left="-0.075in" fo:margin-top="0in" fo:margin-bottom="0in" table:align="left" style:writing-mode="page"/>
    </style:style>
    <style:style style:name="Table8.A" style:family="table-column">
      <style:table-column-properties style:column-width="6.9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6.9in" fo:margin-left="-0.075in" fo:margin-top="0in" fo:margin-bottom="0in" table:align="left" style:writing-mode="page"/>
    </style:style>
    <style:style style:name="Table9.A" style:family="table-column">
      <style:table-column-properties style:column-width="6.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6.9in" fo:margin-left="-0.075in" fo:margin-top="0in" fo:margin-bottom="0in" table:align="left" style:writing-mode="page"/>
    </style:style>
    <style:style style:name="Table10.A" style:family="table-column">
      <style:table-column-properties style:column-width="6.9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P1" style:family="paragraph" style:parent-style-name="Standard">
      <style:text-properties style:use-window-font-color="true" loext:opacity="0%" style:font-name="Times New Roman" style:font-name-asian="Times New Roman1" style:font-name-complex="Times New Roman1"/>
    </style:style>
    <style:style style:name="P2" style:family="paragraph" style:parent-style-name="Standard">
      <style:text-properties style:use-window-font-color="true" loext:opacity="0%" style:font-name="Times New Roman" officeooo:rsid="001e60ee" officeooo:paragraph-rsid="001e60ee" style:font-name-asian="Times New Roman1" style:font-name-complex="Times New Roman1"/>
    </style:style>
    <style:style style:name="P3" style:family="paragraph" style:parent-style-name="Standard">
      <style:text-properties style:use-window-font-color="true" loext:opacity="0%" style:font-name="Times New Roman" officeooo:rsid="001ac628" style:font-name-asian="Times New Roman1" style:font-name-complex="Times New Roman1"/>
    </style:style>
    <style:style style:name="P4" style:family="paragraph" style:parent-style-name="Standard">
      <style:text-properties style:use-window-font-color="true" loext:opacity="0%" style:font-name="Times New Roman" officeooo:rsid="001ac628" officeooo:paragraph-rsid="001ac628" style:font-name-asian="Times New Roman1" style:font-name-complex="Times New Roman1"/>
    </style:style>
    <style:style style:name="P5" style:family="paragraph" style:parent-style-name="Standard">
      <style:text-properties style:use-window-font-color="true" loext:opacity="0%" style:font-name="Times New Roman" officeooo:paragraph-rsid="001c71ad" style:font-name-asian="Times New Roman1" style:font-name-complex="Times New Roman1"/>
    </style:style>
    <style:style style:name="P6" style:family="paragraph" style:parent-style-name="Standard">
      <style:text-properties style:use-window-font-color="true" loext:opacity="0%" style:font-name="Times New Roman" officeooo:rsid="002287a8" officeooo:paragraph-rsid="002287a8" style:font-name-asian="Times New Roman1" style:font-name-complex="Times New Roman1"/>
    </style:style>
    <style:style style:name="P7" style:family="paragraph" style:parent-style-name="Standard">
      <style:text-properties style:use-window-font-color="true" loext:opacity="0%" style:font-name="Times New Roman" officeooo:rsid="00245e60" officeooo:paragraph-rsid="00245e60" style:font-name-asian="Times New Roman1" style:font-name-complex="Times New Roman1"/>
    </style:style>
    <style:style style:name="P8" style:family="paragraph" style:parent-style-name="Standard">
      <style:text-properties style:use-window-font-color="true" loext:opacity="0%" style:font-name="Times New Roman" officeooo:rsid="0025801e" officeooo:paragraph-rsid="0025801e" style:font-name-asian="Times New Roman1" style:font-name-complex="Times New Roman1"/>
    </style:style>
    <style:style style:name="P9" style:family="paragraph" style:parent-style-name="Standard">
      <style:text-properties style:use-window-font-color="true" loext:opacity="0%" style:font-name="Times New Roman" officeooo:paragraph-rsid="0025801e" style:font-name-asian="Times New Roman1" style:font-name-complex="Times New Roman1"/>
    </style:style>
    <style:style style:name="P10" style:family="paragraph" style:parent-style-name="Standard">
      <style:text-properties style:use-window-font-color="true" loext:opacity="0%" style:font-name="Times New Roman" officeooo:rsid="0027c2a9" officeooo:paragraph-rsid="0027c2a9" style:font-name-asian="Times New Roman1" style:font-name-complex="Times New Roman1"/>
    </style:style>
    <style:style style:name="P11" style:family="paragraph" style:parent-style-name="Standard">
      <style:text-properties style:use-window-font-color="true" loext:opacity="0%" style:font-name="Times New Roman" officeooo:rsid="00297fa1" officeooo:paragraph-rsid="00297fa1" style:font-name-asian="Times New Roman1" style:font-name-complex="Times New Roman1"/>
    </style:style>
    <style:style style:name="P12" style:family="paragraph" style:parent-style-name="Standard">
      <style:text-properties style:use-window-font-color="true" loext:opacity="0%" style:font-name="Times New Roman" officeooo:rsid="0029e34f" officeooo:paragraph-rsid="0029e34f" style:font-name-asian="Times New Roman1" style:font-name-complex="Times New Roman1"/>
    </style:style>
    <style:style style:name="P13" style:family="paragraph" style:parent-style-name="Standard">
      <style:text-properties style:use-window-font-color="true" loext:opacity="0%" style:font-name="Times New Roman"/>
    </style:style>
    <style:style style:name="P14" style:family="paragraph" style:parent-style-name="Standard">
      <style:text-properties style:use-window-font-color="true" loext:opacity="0%" style:font-name="Times New Roman" style:text-underline-style="solid" style:text-underline-width="auto" style:text-underline-color="font-color" style:font-name-asian="Times New Roman1" style:font-name-complex="Times New Roman1"/>
    </style:style>
    <style:style style:name="P15" style:family="paragraph" style:parent-style-name="Standard">
      <style:text-properties style:use-window-font-color="true" loext:opacity="0%" style:font-name="Times New Roman" style:text-underline-style="solid" style:text-underline-width="auto" style:text-underline-color="font-color" fo:font-weight="bold" style:font-name-asian="Times New Roman1" style:font-weight-asian="bold" style:font-name-complex="Times New Roman1"/>
    </style:style>
    <style:style style:name="P16" style:family="paragraph" style:parent-style-name="Standard">
      <style:text-properties style:use-window-font-color="true" loext:opacity="0%" style:font-name="Times New Roman" style:text-underline-style="solid" style:text-underline-width="auto" style:text-underline-color="font-color"/>
    </style:style>
    <style:style style:name="P17" style:family="paragraph" style:parent-style-name="Standard">
      <style:paragraph-properties fo:text-align="center" style:justify-single-word="false"/>
      <style:text-properties style:use-window-font-color="true" loext:opacity="0%" style:font-name="Times New Roman" fo:font-size="14pt" fo:font-weight="bold" style:font-name-asian="Times New Roman1" style:font-size-asian="14pt" style:font-weight-asian="bold" style:font-name-complex="Times New Roman1" style:font-size-complex="14pt"/>
    </style:style>
    <style:style style:name="P18" style:family="paragraph" style:parent-style-name="Standard">
      <style:paragraph-properties fo:margin-top="0in" fo:margin-bottom="0in" style:contextual-spacing="false" fo:text-align="center" style:justify-single-word="false" fo:break-before="page"/>
      <style:text-properties style:use-window-font-color="true" loext:opacity="0%" style:font-name="Times New Roman" fo:font-size="14pt" fo:font-weight="bold" style:font-name-asian="Times New Roman1" style:font-size-asian="14pt" style:font-weight-asian="bold" style:font-name-complex="Times New Roman1" style:font-size-complex="14pt"/>
    </style:style>
    <style:style style:name="P19" style:family="paragraph" style:parent-style-name="Standard">
      <style:text-properties style:use-window-font-color="true" loext:opacity="0%" style:font-name="Courier New1" style:font-name-asian="Courier New2" style:font-name-complex="Courier New2"/>
    </style:style>
    <style:style style:name="P20" style:family="paragraph" style:parent-style-name="Standard">
      <style:paragraph-properties fo:margin-top="0in" fo:margin-bottom="0in" style:contextual-spacing="false" fo:break-before="page"/>
      <style:text-properties style:use-window-font-color="true" loext:opacity="0%" style:font-name="Courier New1" style:font-name-asian="Courier New2" style:font-name-complex="Courier New2"/>
    </style:style>
    <style:style style:name="P21" style:family="paragraph" style:parent-style-name="Standard">
      <style:text-properties style:use-window-font-color="true" loext:opacity="0%" style:font-name="Courier New1" fo:font-size="10pt" style:font-size-asian="10pt" style:font-size-complex="10pt"/>
    </style:style>
    <style:style style:name="P22" style:family="paragraph" style:parent-style-name="Standard">
      <style:text-properties style:use-window-font-color="true" loext:opacity="0%" style:font-name="Courier New1" fo:font-size="10pt" style:font-name-asian="Courier New2" style:font-size-asian="10pt" style:font-name-complex="Courier New2" style:font-size-complex="10pt"/>
    </style:style>
    <style:style style:name="P23" style:family="paragraph" style:parent-style-name="Standard">
      <style:text-properties style:use-window-font-color="true" loext:opacity="0%" style:font-name="Courier New1" fo:font-size="10pt" officeooo:rsid="001e60ee" officeooo:paragraph-rsid="001e60ee" style:font-name-asian="Courier New2" style:font-size-asian="10pt" style:font-name-complex="Courier New2" style:font-size-complex="10pt"/>
    </style:style>
    <style:style style:name="P24" style:family="paragraph" style:parent-style-name="Standard">
      <style:text-properties style:use-window-font-color="true" loext:opacity="0%" style:font-name="Courier New1"/>
    </style:style>
    <style:style style:name="P25" style:family="paragraph" style:parent-style-name="Standard">
      <style:paragraph-properties fo:text-align="center" style:justify-single-word="false"/>
      <style:text-properties style:use-window-font-color="true" loext:opacity="0%" fo:font-size="14pt" style:font-size-asian="14pt" style:font-size-complex="14pt"/>
    </style:style>
    <style:style style:name="P26" style:family="paragraph" style:parent-style-name="Standard">
      <style:text-properties style:use-window-font-color="true" loext:opacity="0%"/>
    </style:style>
    <style:style style:name="P27" style:family="paragraph" style:parent-style-name="Standard">
      <style:paragraph-properties fo:margin-top="0in" fo:margin-bottom="0in" style:contextual-spacing="false" fo:break-before="page"/>
      <style:text-properties style:use-window-font-color="true" loext:opacity="0%"/>
    </style:style>
    <style:style style:name="P28" style:family="paragraph" style:parent-style-name="Standard">
      <style:paragraph-properties fo:margin-left="0.5in" fo:margin-right="0in" fo:text-indent="0in" style:auto-text-indent="false"/>
      <style:text-properties style:use-window-font-color="true" loext:opacity="0%"/>
    </style:style>
    <style:style style:name="P29" style:family="paragraph" style:parent-style-name="Standard">
      <style:text-properties style:use-window-font-color="true" loext:opacity="0%" style:text-underline-style="solid" style:text-underline-width="auto" style:text-underline-color="font-color"/>
    </style:style>
    <style:style style:name="P30" style:family="paragraph" style:parent-style-name="Standard">
      <style:text-properties style:use-window-font-color="true" loext:opacity="0%" officeooo:rsid="002287a8" officeooo:paragraph-rsid="002287a8"/>
    </style:style>
    <style:style style:name="P31" style:family="paragraph" style:parent-style-name="Standard">
      <style:paragraph-properties fo:margin-left="0in" fo:margin-right="0in" fo:text-indent="0.5in" style:auto-text-indent="false"/>
    </style:style>
    <style:style style:name="P32" style:family="paragraph" style:parent-style-name="Standard">
      <style:paragraph-properties fo:margin-top="0in" fo:margin-bottom="0in" style:contextual-spacing="false" fo:break-before="page"/>
    </style:style>
    <style:style style:name="P33" style:family="paragraph" style:parent-style-name="Standard">
      <style:text-properties officeooo:paragraph-rsid="001c71ad"/>
    </style:style>
    <style:style style:name="P34" style:family="paragraph" style:parent-style-name="Standard">
      <style:text-properties officeooo:rsid="0029e34f" officeooo:paragraph-rsid="0029e34f"/>
    </style:style>
    <style:style style:name="P35" style:family="paragraph" style:parent-style-name="List_20_Paragraph" style:list-style-name="WWNum1"/>
    <style:style style:name="P36" style:family="paragraph" style:parent-style-name="List_20_Paragraph" style:list-style-name="WWNum1">
      <style:paragraph-properties fo:margin-top="0in" fo:margin-bottom="0in" style:contextual-spacing="true"/>
    </style:style>
    <style:style style:name="P37" style:family="paragraph" style:parent-style-name="List_20_Paragraph" style:list-style-name="WWNum1">
      <style:paragraph-properties fo:margin-top="0in" fo:margin-bottom="0in" style:contextual-spacing="true"/>
      <style:text-properties style:use-window-font-color="true" loext:opacity="0%" style:font-name="Times New Roman" style:font-name-asian="Times New Roman1" style:font-name-complex="Times New Roman1"/>
    </style:style>
    <style:style style:name="P38" style:family="paragraph" style:parent-style-name="List_20_Paragraph" style:list-style-name="WWNum1">
      <style:text-properties style:use-window-font-color="true" loext:opacity="0%" style:font-name="Times New Roman" style:font-name-asian="Times New Roman1" style:font-name-complex="Times New Roman1"/>
    </style:style>
    <style:style style:name="P39" style:family="paragraph" style:parent-style-name="List_20_Paragraph" style:list-style-name="WWNum1">
      <style:paragraph-properties fo:margin-top="0in" fo:margin-bottom="0in" style:contextual-spacing="true"/>
      <style:text-properties style:use-window-font-color="true" loext:opacity="0%" style:font-name="Times New Roman" fo:font-weight="bold" style:font-name-asian="Times New Roman1" style:font-weight-asian="bold" style:font-name-complex="Times New Roman1"/>
    </style:style>
    <style:style style:name="P40" style:family="paragraph" style:parent-style-name="Standard" style:master-page-name="Standard">
      <style:paragraph-properties style:page-number="1"/>
    </style:style>
    <style:style style:name="P41" style:family="paragraph" style:parent-style-name="Standard">
      <style:text-properties style:use-window-font-color="true" loext:opacity="0%"/>
    </style:style>
    <style:style style:name="P42" style:family="paragraph" style:parent-style-name="Standard">
      <style:text-properties style:use-window-font-color="true" loext:opacity="0%" style:font-name="Times New Roman" style:font-name-asian="Times New Roman1" style:font-name-complex="Times New Roman1"/>
    </style:style>
    <style:style style:name="P43" style:family="paragraph" style:parent-style-name="Standard">
      <style:text-properties style:use-window-font-color="true" loext:opacity="0%" style:font-name="Times New Roman" officeooo:rsid="002287a8" officeooo:paragraph-rsid="002287a8" style:font-name-asian="Times New Roman1" style:font-name-complex="Times New Roman1"/>
    </style:style>
    <style:style style:name="P44" style:family="paragraph" style:parent-style-name="Standard">
      <style:text-properties style:use-window-font-color="true" loext:opacity="0%" style:font-name="Times New Roman" officeooo:rsid="00242c7d" officeooo:paragraph-rsid="00242c7d" style:font-name-asian="Times New Roman1" style:font-name-complex="Times New Roman1"/>
    </style:style>
    <style:style style:name="P45" style:family="paragraph" style:parent-style-name="Standard">
      <style:text-properties style:use-window-font-color="true" loext:opacity="0%" style:font-name="Times New Roman" officeooo:rsid="0027c2a9" officeooo:paragraph-rsid="0027c2a9" style:font-name-asian="Times New Roman1" style:font-name-complex="Times New Roman1"/>
    </style:style>
    <style:style style:name="P46" style:family="paragraph" style:parent-style-name="Standard">
      <style:text-properties style:use-window-font-color="true" loext:opacity="0%" style:font-name="Times New Roman" officeooo:rsid="0029e34f" officeooo:paragraph-rsid="0029e34f" style:font-name-asian="Times New Roman1" style:font-name-complex="Times New Roman1"/>
    </style:style>
    <style:style style:name="P47" style:family="paragraph" style:parent-style-name="Standard">
      <style:paragraph-properties fo:margin-top="0in" fo:margin-bottom="0in" style:contextual-spacing="false"/>
      <style:text-properties style:use-window-font-color="true" loext:opacity="0%" style:font-name="Times New Roman" style:text-underline-style="solid" style:text-underline-width="auto" style:text-underline-color="font-color" style:font-name-asian="Times New Roman1" style:font-name-complex="Times New Roman1"/>
    </style:style>
    <style:style style:name="P48" style:family="paragraph" style:parent-style-name="Standard" style:list-style-name="WWNum2">
      <style:text-properties style:use-window-font-color="true" loext:opacity="0%"/>
    </style:style>
    <style:style style:name="P49" style:family="paragraph" style:parent-style-name="Standard" style:list-style-name="WWNum2">
      <style:text-properties style:use-window-font-color="true" loext:opacity="0%" officeooo:rsid="002e45ce" officeooo:paragraph-rsid="002e45ce"/>
    </style:style>
    <style:style style:name="P50" style:family="paragraph" style:parent-style-name="Standard" style:list-style-name="WWNum2"/>
    <style:style style:name="T1" style:family="text">
      <style:text-properties style:use-window-font-color="true" loext:opacity="0%"/>
    </style:style>
    <style:style style:name="T2" style:family="text">
      <style:text-properties style:use-window-font-color="true" loext:opacity="0%" style:font-name="Times New Roman"/>
    </style:style>
    <style:style style:name="T3" style:family="text">
      <style:text-properties style:use-window-font-color="true" loext:opacity="0%" style:font-name="Times New Roman" style:font-name-asian="Times New Roman1" style:font-name-complex="Times New Roman1"/>
    </style:style>
    <style:style style:name="T4" style:family="text">
      <style:text-properties style:use-window-font-color="true" loext:opacity="0%" style:font-name="Times New Roman" officeooo:rsid="001ac628" style:font-name-asian="Times New Roman1" style:font-name-complex="Times New Roman1"/>
    </style:style>
    <style:style style:name="T5" style:family="text">
      <style:text-properties style:use-window-font-color="true" loext:opacity="0%" style:font-name="Times New Roman" officeooo:rsid="001c71ad" style:font-name-asian="Times New Roman1" style:font-name-complex="Times New Roman1"/>
    </style:style>
    <style:style style:name="T6" style:family="text">
      <style:text-properties style:use-window-font-color="true" loext:opacity="0%" style:font-name="Times New Roman" officeooo:rsid="001e60ee" style:font-name-asian="Times New Roman1" style:font-name-complex="Times New Roman1"/>
    </style:style>
    <style:style style:name="T7" style:family="text">
      <style:text-properties style:use-window-font-color="true" loext:opacity="0%" style:font-name="Times New Roman" officeooo:rsid="00200fe9" style:font-name-asian="Times New Roman1" style:font-name-complex="Times New Roman1"/>
    </style:style>
    <style:style style:name="T8" style:family="text">
      <style:text-properties style:use-window-font-color="true" loext:opacity="0%" style:font-name="Times New Roman" officeooo:rsid="0025801e" style:font-name-asian="Times New Roman1" style:font-name-complex="Times New Roman1"/>
    </style:style>
    <style:style style:name="T9" style:family="text">
      <style:text-properties style:use-window-font-color="true" loext:opacity="0%" style:font-name="Times New Roman" officeooo:rsid="002fc4b3" style:font-name-asian="Times New Roman1" style:font-name-complex="Times New Roman1"/>
    </style:style>
    <style:style style:name="T10" style:family="text">
      <style:text-properties style:use-window-font-color="true" loext:opacity="0%" style:font-name="Times New Roman" fo:font-weight="bold" style:font-name-asian="Times New Roman1" style:font-weight-asian="bold" style:font-name-complex="Times New Roman1"/>
    </style:style>
    <style:style style:name="T11" style:family="text">
      <style:text-properties style:use-window-font-color="true" loext:opacity="0%" style:font-name="Times New Roman" style:text-underline-style="solid" style:text-underline-width="auto" style:text-underline-color="font-color" style:font-name-asian="Times New Roman1" style:font-name-complex="Times New Roman1"/>
    </style:style>
    <style:style style:name="T12" style:family="text">
      <style:text-properties style:use-window-font-color="true" loext:opacity="0%" style:font-name="Times New Roman" style:font-name-asian="Courier New2" style:font-name-complex="Courier New2"/>
    </style:style>
    <style:style style:name="T13" style:family="text">
      <style:text-properties style:use-window-font-color="true" loext:opacity="0%" style:font-name="Times New Roman" fo:font-style="italic" style:font-name-asian="Times New Roman1" style:font-style-asian="italic" style:font-name-complex="Times New Roman1"/>
    </style:style>
    <style:style style:name="T14" style:family="text">
      <style:text-properties style:use-window-font-color="true" loext:opacity="0%" style:text-underline-style="solid" style:text-underline-width="auto" style:text-underline-color="font-color"/>
    </style:style>
    <style:style style:name="T15" style:family="text">
      <style:text-properties style:use-window-font-color="true" loext:opacity="0%" style:font-name="Courier New1"/>
    </style:style>
    <style:style style:name="T16" style:family="text">
      <style:text-properties style:use-window-font-color="true" loext:opacity="0%" style:font-name="Courier New1" style:font-name-asian="Courier New2" style:font-name-complex="Courier New2"/>
    </style:style>
    <style:style style:name="T17" style:family="text">
      <style:text-properties style:use-window-font-color="true" loext:opacity="0%" style:font-name="Courier New1" officeooo:rsid="001c71ad" style:font-name-asian="Courier New2" style:font-name-complex="Courier New2"/>
    </style:style>
    <style:style style:name="T18" style:family="text">
      <style:text-properties style:use-window-font-color="true" loext:opacity="0%" style:font-name="Courier New1" style:text-underline-style="solid" style:text-underline-width="auto" style:text-underline-color="font-color" style:font-name-asian="Courier New2" style:font-name-complex="Courier New2"/>
    </style:style>
    <style:style style:name="T19" style:family="text">
      <style:text-properties style:use-window-font-color="true" loext:opacity="0%" style:font-name="Courier New1" style:font-name-complex="Courier New2"/>
    </style:style>
    <style:style style:name="T20" style:family="text">
      <style:text-properties style:use-window-font-color="true" loext:opacity="0%" style:font-name="Courier New1" style:font-name-asian="Times New Roman1" style:font-name-complex="Times New Roman1"/>
    </style:style>
    <style:style style:name="T21" style:family="text">
      <style:text-properties style:use-window-font-color="true" loext:opacity="0%" style:font-name="Times new roman"/>
    </style:style>
    <style:style style:name="T22" style:family="text">
      <style:text-properties officeooo:rsid="0025801e"/>
    </style:style>
    <style:style style:name="T23" style:family="text">
      <style:text-properties officeooo:rsid="002762db"/>
    </style:style>
    <style:style style:name="T24" style:family="text">
      <style:text-properties officeooo:rsid="002b1c51"/>
    </style:style>
    <style:style style:name="T25" style:family="text">
      <style:text-properties officeooo:rsid="002c7615"/>
    </style:style>
    <style:style style:name="T26" style:family="text">
      <style:text-properties officeooo:rsid="002e45ce"/>
    </style:style>
    <style:style style:name="T27" style:family="text">
      <style:text-properties officeooo:rsid="00312c89"/>
    </style:style>
    <style:style style:name="T28" style:family="text">
      <style:text-properties officeooo:rsid="0032e374"/>
    </style:style>
    <style:style style:name="T29" style:family="text">
      <style:text-properties officeooo:rsid="0034d4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3">SI411 Link-Load Lab<text:tab/><text:tab/><text:tab/><text:tab/>Name: </text:span><text:span text:style-name="T4">Tate Murphy</text:span></text:p>
      <text:p text:style-name="P1">Fall 2025 (AY26)</text:p>
      <text:p text:style-name="P1"/>
      <text:p text:style-name="Standard"><text:span text:style-name="T10">Learning Objectives</text:span><text:span text:style-name="T3">: </text:span></text:p>
      <text:p text:style-name="P1">- Understand the difference between static and dynamic linking.</text:p>
      <text:p text:style-name="P1">- Use binary tools like objdump, nm, and ldd to examine executable files.</text:p>
      <text:p text:style-name="P1">- Be able to use such tools to identify static vs. dynamic linking in pre-built executables.</text:p>
      <text:p text:style-name="P1"/>
      <text:p text:style-name="P1">Instructions:</text:p>
      <text:list xml:id="list2245074333" text:style-name="WWNum1">
        <text:list-item>
          <text:p text:style-name="P37">Use an “official” CS lab machine for this lab! (remote access okay)</text:p>
        </text:list-item>
        <text:list-item>
          <text:p text:style-name="P37">Enter each answer in the box or space provided </text:p>
          <text:list>
            <text:list-item>
              <text:p text:style-name="P37">For this lab, you may download this file and type your answers or may NEATLY hand-write your answers. <text:s/>If it’s not easily legible, it’s not correct!</text:p>
            </text:list-item>
          </text:list>
        </text:list-item>
        <text:list-item>
          <text:p text:style-name="P36"><text:span text:style-name="T3">Use your own words. <text:s/></text:span><text:span text:style-name="T10">Do *not* copy and paste text from elsewhere. </text:span></text:p>
        </text:list-item>
        <text:list-item>
          <text:p text:style-name="P39">Turn in hard-copy at start of class of the due date. <text:s/></text:p>
        </text:list-item>
        <text:list-item>
          <text:p text:style-name="P37">Staple required for full credit.</text:p>
        </text:list-item>
      </text:list>
      <text:p text:style-name="P1"/>
      <text:p text:style-name="P1">Key requirements for all labs:</text:p>
      <text:list xml:id="list205255496135488" text:continue-numbering="true" text:style-name="WWNum1">
        <text:list-item>
          <text:p text:style-name="P35"><text:span text:style-name="T3">Your goal is to understand </text:span><text:span text:style-name="T11">what</text:span><text:span text:style-name="T3"> and </text:span><text:span text:style-name="T11">why</text:span><text:span text:style-name="T3"> is happening. <text:s/>Therefore, your answers should be concise but thoughtful.</text:span></text:p>
        </text:list-item>
        <text:list-item>
          <text:p text:style-name="P38">For instance, if we ask “Why doesn’t this work?” do not just repeat back the error message. <text:s/>Instead, explain specifically what is going on.</text:p>
        </text:list-item>
      </text:list>
      <text:p text:style-name="Standard"><text:span text:style-name="T3"><text:line-break/><text:line-break/></text:span><text:span text:style-name="T10">Lab Total</text:span><text:span text:style-name="T3">: 41 points (with 1 point extra credit)</text:span></text:p>
      <text:p text:style-name="P1"/>
      <text:p text:style-name="P17">Part 0: Preliminaries</text:p>
      <text:p text:style-name="P1"/>
      <text:p text:style-name="P14">Provided files</text:p>
      <text:p text:style-name="P19">ctest1.c, ctest2.c, prog.c, mystery1</text:p>
      <text:p text:style-name="P19"/>
      <text:p text:style-name="P14">For Info: compiler flags</text:p>
      <text:p text:style-name="P21">-Wall<text:tab/><text:tab/>show all errors and warnings</text:p>
      <text:p text:style-name="P21">-fPIC<text:tab/><text:tab/>force position-independent code</text:p>
      <text:p text:style-name="P21">-no-pie <text:s text:c="2"/><text:tab/>...but don’t use “position independent execution” (breaks ltrace)</text:p>
      <text:p text:style-name="P22">-shared<text:tab/>produce a shared object</text:p>
      <text:p text:style-name="P19"/>
      <text:p text:style-name="P19"/>
      <text:p text:style-name="P16">Setup</text:p>
      <text:p text:style-name="P13">1. Create a folder with the above files in it.</text:p>
      <text:p text:style-name="P13">2. Review the .c source files to see what they do.</text:p>
      <text:p text:style-name="Standard"><text:span text:style-name="T2">3. Do “</text:span><text:span text:style-name="T19">man gcc</text:span><text:span text:style-name="T2">”, then use the / key to search for “linker”. <text:s/>Type / again and hit Enter to search for the next occurrence [this is just for practice searching a man page – no need to actually read things yet]</text:span></text:p>
      <text:p text:style-name="P13"/>
      <text:p text:style-name="P14"/>
      <text:p text:style-name="P25"/>
      <text:p text:style-name="P18">Part 1: Static Linking</text:p>
      <text:p text:style-name="P14">Learn/review a really useful command</text:p>
      <text:p text:style-name="Standard"><text:span text:style-name="T3">(1 pt) What does the -t argument do for </text:span><text:span text:style-name="T20">ls</text:span><text:span text:style-name="T3">? <text:s/>(</text:span><text:span text:style-name="T20">man ls</text:span><text:span text:style-name="T3">) <text:s/></text:span></text:p>
      <text:p text:style-name="P3"/>
      <text:p text:style-name="P4">It sorts the results by time, newest first.</text:p>
      <text:p text:style-name="P1"/>
      <text:p text:style-name="P14">Compile</text:p>
      <text:p text:style-name="Standard"><text:span text:style-name="T3">The </text:span><text:span text:style-name="T16">ctest</text:span><text:span text:style-name="T3"> source files will be used in libraries. Compile both to generate object files.</text:span></text:p>
      <text:p text:style-name="P19"><text:bookmark text:name="_heading=h.gjdgxs"/>gcc -Wall -c ctest1.c ctest2.c</text:p>
      <text:p text:style-name="P19"/>
      <text:p text:style-name="Standard"><text:span text:style-name="T11">Create a static library</text:span><text:span text:style-name="T3"> <text:s text:c="3"/>Create an “object code archive”. These end in “.a”</text:span></text:p>
      <text:p text:style-name="P19">ar -cvq libctest.a ctest1.o ctest2.o</text:p>
      <text:p text:style-name="P1"/>
      <text:p text:style-name="P16">See your object files</text:p>
      <text:p text:style-name="P24">ls -lt</text:p>
      <text:p text:style-name="Standard"><text:span text:style-name="T3">(1 pt) What file just got created? </text:span><text:span text:style-name="T5">libctest.a</text:span><text:span text:style-name="T3"> <text:s text:c="3"/></text:span></text:p>
      <text:p text:style-name="Standard"><text:span text:style-name="T3">(1 pt) How many bytes is it? <text:s/></text:span><text:span text:style-name="T9">12116</text:span></text:p>
      <text:p text:style-name="P1">(1 pt) Let’s call that file XYZ. <text:s/>Replace XYZ with the correct filename in this command:</text:p>
      <text:p text:style-name="P31"><text:span text:style-name="T16">ar tf </text:span><text:span text:style-name="T17">XYZ</text:span></text:p>
      <text:p text:style-name="P1">This shows you the library contents – take a minute to examine it.</text:p>
      <text:p text:style-name="P19"/>
      <text:p text:style-name="Standard"><text:span text:style-name="T11">NOTE:</text:span><text:span text:style-name="T3"> now that you have built a library, you must use it! <text:s/>In particular, you should NOT make direct use of ctest1.c and ctest2. c </text:span><text:span text:style-name="T11">for the rest of part 1</text:span><text:span text:style-name="T3">—use your library instead.</text:span></text:p>
      <text:p text:style-name="P19"/>
      <text:p text:style-name="P14">Compile with static linking</text:p>
      <text:p text:style-name="P1">Try this:</text:p>
      <text:p text:style-name="P19"><text:tab/>gcc -no-pie -o progA prog.c </text:p>
      <text:p text:style-name="Standard"><text:span text:style-name="T3">(1 pt) </text:span><text:span text:style-name="T12">Why doesn’t that work? </text:span><text:span text:style-name="T17">The library with ctest1.o and ctest2.o is not linked.</text:span></text:p>
      <text:p text:style-name="P19"/>
      <text:p text:style-name="Standard"><text:span text:style-name="T3">(1 pt) </text:span><text:span text:style-name="T12">Add something to the “gcc” command line to make it work (don’t change anything else). Show your addition below:</text:span></text:p>
      <text:p text:style-name="Standard"><text:span text:style-name="T16"><text:tab/>gcc -no-pie -o progA prog.c </text:span><text:span text:style-name="T17">libctest.a</text:span></text:p>
      <text:p text:style-name="P19"/>
      <text:p text:style-name="P19"/>
      <text:p text:style-name="Standard"><text:span text:style-name="T3">(1 pt) What file just got created? </text:span><text:span text:style-name="T5">progA</text:span><text:span text:style-name="T3"> <text:s/></text:span></text:p>
      <text:p text:style-name="Standard"><text:span text:style-name="T3">(1 pt) How many bytes is it? <text:s/></text:span><text:span text:style-name="T5">18008</text:span></text:p>
      <text:p text:style-name="P14"/>
      <text:p text:style-name="P14"/>
      <text:p text:style-name="Standard"><text:span text:style-name="T11">Run the program</text:span><text:span text:style-name="T16"><text:tab/></text:span></text:p>
      <text:p text:style-name="P19">./progA <text:s text:c="4"/></text:p>
      <text:p text:style-name="P33"><text:span text:style-name="T16">(1 pt) </text:span><text:span text:style-name="T3">What is the output? </text:span></text:p>
      <text:p text:style-name="P5"/>
      <text:p text:style-name="P5">Valx=5</text:p>
      <text:p text:style-name="P1">Valx=100</text:p>
      <text:p text:style-name="P26"/>
      <text:p text:style-name="P32"><text:span text:style-name="T11">View symbols with nm</text:span><text:span text:style-name="T3"><text:tab/></text:span></text:p>
      <text:p text:style-name="P19">man nm <text:s text:c="4"/># skim the main idea, then come back as needed</text:p>
      <text:p text:style-name="P19"><text:bookmark text:name="_heading=h.1fob9te"/>nm progA </text:p>
      <text:p text:style-name="P19"/>
      <text:p text:style-name="P1">Note: ‘local’ vs. ‘global/external’ is NOT the same concept as static vs. dynamic. <text:s/>A global symbol is one that is visible to other modules. <text:s/></text:p>
      <text:p text:style-name="P19"/>
      <text:p text:style-name="Standard"><text:span text:style-name="T3">The </text:span><text:span text:style-name="T16">nm</text:span><text:span text:style-name="T3"> command lists the symbols (</text:span><text:span text:style-name="T10">n</text:span><text:span text:style-name="T3">a</text:span><text:span text:style-name="T10">m</text:span><text:span text:style-name="T3">ed objects) in a program. For some symbols (like main, ctest1, and ctest2) the output shows the corresponding 'RVA' </text:span><text:span text:style-name="T11">within</text:span><text:span text:style-name="T3"> the static linked code. RVA stands for </text:span><text:span text:style-name="T13">relative virtual address</text:span><text:span text:style-name="T3">, which is a fancy way of describing the offset, in bytes, from the beginning of the executable program. </text:span></text:p>
      <text:p text:style-name="P26"/>
      <text:p text:style-name="Standard"><text:span text:style-name="T3">(1 pt) What is the RVA for </text:span><text:span text:style-name="T16">main</text:span><text:span text:style-name="T3">? <text:tab/>0000000000401156<text:tab/></text:span></text:p>
      <text:p text:style-name="P1"/>
      <text:p text:style-name="Standard"><text:span text:style-name="T3">(1 pt) What “type” of symbol is </text:span><text:span text:style-name="T16">main</text:span><text:span text:style-name="T3">?<text:tab/>‘</text:span><text:span text:style-name="T5">T’</text:span></text:p>
      <text:p text:style-name="P1"/>
      <text:p text:style-name="P33"><text:span text:style-name="T3">(1 pt) What does that mean?<text:tab/><text:tab/></text:span><text:span text:style-name="T5">The symbol is in the text </text:span><text:span text:style-name="T6">(code) </text:span><text:span text:style-name="T5">section.</text:span><text:span text:style-name="T3"><text:tab/><text:tab/></text:span></text:p>
      <text:p text:style-name="P1"/>
      <text:p text:style-name="P1"/>
      <text:p text:style-name="P1"/>
      <text:p text:style-name="Standard"><text:span text:style-name="T3">(1 pt) What is the RVA for </text:span><text:span text:style-name="T16">ctest1</text:span><text:span text:style-name="T3">? <text:tab/>00000000004011d6</text:span></text:p>
      <text:p text:style-name="P1"/>
      <text:p text:style-name="Standard"><text:span text:style-name="T3">(1 pt) What is the RVA for <text:s/></text:span><text:span text:style-name="T16">ctest2</text:span><text:span text:style-name="T3">?<text:tab/>00000000004011ef</text:span></text:p>
      <text:p text:style-name="P26"/>
      <text:p text:style-name="Standard"><text:span text:style-name="T3">(1 pt) Find the entry for </text:span><text:span text:style-name="T20">printf</text:span><text:span text:style-name="T3">. Why is there no RVA?<text:tab/></text:span></text:p>
      <text:p text:style-name="P1"/>
      <text:p text:style-name="P2">Printf is not a defined object in the object files.</text:p>
      <text:p text:style-name="P1"/>
      <text:p text:style-name="Standard"><text:span text:style-name="T3">(1 pt) Where </text:span><text:span text:style-name="T11">specifically</text:span><text:span text:style-name="T3"> then can the code for print be found? <text:s/></text:span></text:p>
      <text:p text:style-name="P1"/>
      <text:p text:style-name="P2">Printf code can be found in the stdio library.</text:p>
      <text:p text:style-name="P26"/>
      <text:p text:style-name="P1">(1 pt) Does progA use static linking, dynamic linking, or both? Briefly explain. </text:p>
      <text:p text:style-name="P1"/>
      <text:p text:style-name="P23">ProgA uses both static and dynamic linking. The library ‘libctest.a’ is statically linked when compiling progA, but the stdio library is dynamically linked when compiling to avoid linking the entire stdio library, keeping the executable size smaller.</text:p>
      <text:p text:style-name="P19"/>
      <text:p text:style-name="P20"/>
      <text:p text:style-name="P19"/>
      <text:p text:style-name="P17">Part 2: Dynamic Linking</text:p>
      <text:p text:style-name="P15"/>
      <text:p text:style-name="P14">Compile</text:p>
      <text:p text:style-name="P1">Compile the test programs into object files that can be used in dynamically link libraries. </text:p>
      <text:p text:style-name="P19">gcc -Wall -fPIC -c ctest1.c ctest2.c</text:p>
      <text:p text:style-name="P14"/>
      <text:p text:style-name="P14">Create Library<text:tab/></text:p>
      <text:p text:style-name="P19">gcc -shared -Wl,-soname,libctest.so.1 -o libctest.so.1.0 <text:s text:c="2"/>*.o</text:p>
      <text:p text:style-name="P14"/>
      <text:p text:style-name="Standard"><text:span text:style-name="T3">Note: the </text:span><text:span text:style-name="T20">-Wl,…..so.1</text:span><text:span text:style-name="T3"> is one string since </text:span><text:span text:style-name="T20">-Wl</text:span><text:span text:style-name="T3">, is used to pass options to the linker; see </text:span><text:span text:style-name="T10">man gcc</text:span><text:span text:style-name="T3">.</text:span></text:p>
      <text:p text:style-name="P14"/>
      <text:p text:style-name="Standard"><text:span text:style-name="T3">(1 pt) What file just got created? </text:span><text:span text:style-name="T7">libctest.so.1.0</text:span><text:span text:style-name="T3"> <text:s text:c="3"/></text:span></text:p>
      <text:p text:style-name="Standard"><text:span text:style-name="T3">(1 pt) How many bytes is it? <text:s/></text:span><text:span text:style-name="T7">16496</text:span></text:p>
      <text:p text:style-name="P14"/>
      <text:p text:style-name="Standard"><text:span text:style-name="T3">Note: at this point, you might copy your “shared-object files” to a common library location (and link to create common aliases) for future use. If you have sudo/root permissions, you can do this, then link against the library in the future. It might look something like:</text:span><text:span text:style-name="T16"><text:line-break/>sudo cp libctest.so.1.0 /usr/lib <text:s/>…</text:span><text:span text:style-name="T3">but we don't need to do this step in this lab.</text:span></text:p>
      <text:p text:style-name="P1"/>
      <text:p text:style-name="P14">Create Library Links</text:p>
      <text:p text:style-name="P1">This will give the linker and loader pointers to see the proper version of your library</text:p>
      <text:p text:style-name="P19">ln -sf libctest.so.1.0 libctest.so.1</text:p>
      <text:p text:style-name="P19">ln -sf libctest.so.1.0 libctest.so</text:p>
      <text:p text:style-name="P19">ls -lt # examine what just got created</text:p>
      <text:p text:style-name="P14"/>
      <text:p text:style-name="P14">Compile and dynamically link</text:p>
      <text:p text:style-name="P19">gcc -Wall -L. -no-pie prog.c -lctest -o progB</text:p>
      <text:p text:style-name="P1">(1 pt) What does the -L option do (investigate)? </text:p>
      <text:p text:style-name="P1"/>
      <text:p text:style-name="P6">The -L option tells the linker to search for libraries and the period directly after specifies that the linker should search the current directory for libraries to link.</text:p>
      <text:p text:style-name="P1"/>
      <text:p text:style-name="Standard"><text:span text:style-name="T3">Note 1: In the previous command, there is no space between</text:span><text:span text:style-name="T16"> -L</text:span><text:span text:style-name="T3"> and the period.</text:span></text:p>
      <text:p text:style-name="P1"/>
      <text:p text:style-name="Standard"><text:span text:style-name="T3">Note 2: Observe out the naming convention for shared-object libraries: '</text:span><text:span text:style-name="T16">-lctest</text:span><text:span text:style-name="T3">' refers to a library whose name is </text:span><text:span text:style-name="T16">libctest.so(.version.number)</text:span><text:span text:style-name="T3">.</text:span></text:p>
      <text:p text:style-name="P1"/>
      <text:p text:style-name="Standard"><text:span text:style-name="T3">Note 3: Shared-object libraries work the same way in Windows; they're known under the familiar extension <text:s/>'.</text:span><text:span text:style-name="T16">dll'</text:span><text:span text:style-name="T3">.</text:span></text:p>
      <text:p text:style-name="P1"/>
      <text:p text:style-name="P14">Run</text:p>
      <text:p text:style-name="Standard"><text:span text:style-name="T16">./progB</text:span><text:span text:style-name="T3"><text:tab/></text:span></text:p>
      <text:p text:style-name="P26">(1 pt) Why doesn’t this work? </text:p>
      <text:p text:style-name="P1"/>
      <text:p text:style-name="P6">Program B cannot be executed because the dynamic linker cannot find the shared library libctest.so.1.</text:p>
      <text:p text:style-name="P26"/>
      <text:p text:style-name="P26">Let’s fix that:</text:p>
      <text:p text:style-name="Standard"><text:span text:style-name="T1"><text:tab/></text:span><text:span text:style-name="T16">export LD_LIBRARY_PATH=.</text:span></text:p>
      <text:p text:style-name="Standard"><text:soft-page-break/><text:span text:style-name="T1">(1 pt) </text:span><text:span text:style-name="T21">Run again and verify it works. <text:s/>Now Google </text:span><text:span text:style-name="T16">LD_LIBRARY_PATH </text:span><text:span text:style-name="T21">and explain, in your own words, why setting</text:span><text:span text:style-name="T1"> <text:s/></text:span><text:span text:style-name="T16">LD_LIBRARY_PATH </text:span><text:span text:style-name="T1"><text:s/></text:span><text:span text:style-name="T21">fixes the problem:</text:span></text:p>
      <text:p text:style-name="P26"/>
      <text:p text:style-name="P30">Setting LD_LIBRARY_PATH to the current directory added the current directory to the list of places the dynamic linker <text:span text:style-name="T27">can look</text:span> for the file when executing progB.</text:p>
      <text:p text:style-name="P14"/>
      <text:p text:style-name="P27"/>
      <text:p text:style-name="P14"/>
      <text:p text:style-name="P14">Run again</text:p>
      <text:p text:style-name="Standard"><text:span text:style-name="T16">./progB</text:span><text:span text:style-name="T3"><text:tab/></text:span></text:p>
      <text:p text:style-name="Standard"><text:span text:style-name="T3">(1 pt) Is the program output the same as it was for </text:span><text:span text:style-name="T16">progA</text:span><text:span text:style-name="T3"> in the 'static' section?</text:span></text:p>
      <text:p text:style-name="P44">Yes, the output is the same.</text:p>
      <text:p text:style-name="P1"/>
      <text:p text:style-name="P29">Look at all the dynamic libraries the OS is aware of:</text:p>
      <text:p text:style-name="Standard"><text:span text:style-name="T16">man ldconfig</text:span><text:span text:style-name="T1"><text:tab/><text:tab/>(read the description)</text:span></text:p>
      <text:p text:style-name="P19">ldconfig -v</text:p>
      <text:p text:style-name="Standard"><text:span text:style-name="T11">View symbols with</text:span><text:span text:style-name="T18"> nm</text:span><text:span text:style-name="T3"><text:tab/><text:tab/></text:span></text:p>
      <text:p text:style-name="P19">nm progB </text:p>
      <text:p text:style-name="P19"><text:tab/></text:p>
      <text:p text:style-name="Standard"><text:span text:style-name="T3">(1 pt) Does </text:span><text:span text:style-name="T20">main</text:span><text:span text:style-name="T3"> still have an RVA? <text:s/>If so, is it about the same as with </text:span><text:span text:style-name="T20">progA</text:span><text:span text:style-name="T3">?</text:span></text:p>
      <table:table table:name="Table1" table:style-name="Table1">
        <table:table-column table:style-name="Table1.A"/>
        <table:table-row table:style-name="Table1.1">
          <table:table-cell table:style-name="Table1.A1" office:value-type="string">
            <text:p text:style-name="P7">Yes, main still has an RVA, and it is sim<text:span text:style-name="T27">il</text:span>ar but not the same as with progA.</text:p>
            <text:p text:style-name="P1"/>
            <text:p text:style-name="P1"/>
          </table:table-cell>
        </table:table-row>
      </table:table>
      <text:p text:style-name="P19"/>
      <text:p text:style-name="Standard"><text:span text:style-name="T3">(1 pt) Do </text:span><text:span text:style-name="T20">ctest1</text:span><text:span text:style-name="T3"> and </text:span><text:span text:style-name="T20">ctest2 </text:span><text:span text:style-name="T3">still have an RVA? <text:s/>If so, is it about the same as with </text:span><text:span text:style-name="T20">progA</text:span><text:span text:style-name="T3">? If not, why?</text:span></text:p>
      <table:table table:name="Table2" table:style-name="Table2">
        <table:table-column table:style-name="Table2.A"/>
        <table:table-row table:style-name="Table2.1">
          <table:table-cell table:style-name="Table2.A1" office:value-type="string">
            <text:p text:style-name="P7">Ctest1 and ctest2 both no longer have RVAs because they have been compiled into shared object files that <text:span text:style-name="T22">are assembled into the final executable by the linker. Therefore, the intermediary object files do not need RVAs </text:span><text:span text:style-name="T28">for the compiler to reference.</text:span></text:p>
            <text:p text:style-name="P1"/>
            <text:p text:style-name="P1"/>
          </table:table-cell>
        </table:table-row>
      </table:table>
      <text:p text:style-name="P19"/>
      <text:p text:style-name="P14">See the difference in the assembly code</text:p>
      <text:p text:style-name="P19">objdump -M intel -d progA | grep '&lt;ctest1&gt;'</text:p>
      <text:p text:style-name="P19">objdump -M intel -d progB | grep '&lt;ctest1&gt;'</text:p>
      <text:p text:style-name="P26"/>
      <text:p text:style-name="P1">(1 pt) What's different in the output of these two commands?</text:p>
      <table:table table:name="Table3" table:style-name="Table3">
        <table:table-column table:style-name="Table3.A"/>
        <table:table-row table:style-name="Table3.1">
          <table:table-cell table:style-name="Table3.A1" office:value-type="string">
            <text:p text:style-name="P8">The first command outputs the RVA for ctest1 while the second command outputs nothing. This is because progA statically links ctest1.<text:span text:style-name="T23">c</text:span> and progB dynamically links ctest1, eliminating the need for ctest1 to be loaded into memory.</text:p>
            <text:p text:style-name="P1"/>
            <text:p text:style-name="P1"/>
          </table:table-cell>
        </table:table-row>
      </table:table>
      <text:p text:style-name="P1"/>
      <text:p text:style-name="P1">For ONE of these cases a constant that you see as part of the assembly instruction should be the same as a constant that you already seen in an earlier step of this lab. </text:p>
      <text:p text:style-name="P1">(1 pt) a. Is this true for progA or for progB? </text:p>
      <text:p text:style-name="P1">(1 pt) b. Why does it make sense that this constant is known and can be “hard coded” into the executable?</text:p>
      <table:table table:name="Table4" table:style-name="Table4">
        <table:table-column table:style-name="Table4.A"/>
        <table:table-row table:style-name="Table4.1">
          <table:table-cell table:style-name="Table4.A1" office:value-type="string">
            <text:p text:style-name="P9"><text:span text:style-name="T22">This is true for progA and the RVA constant can be hard-coded into the executable because ctest1.</text:span><text:span text:style-name="T23">c</text:span><text:span text:style-name="T22"> is statically linked into progA. Therefore, the necessary functions from the file are directly copied into the executable file.</text:span></text:p>
            <text:p text:style-name="P1"/>
            <text:p text:style-name="P1"/>
            <text:p text:style-name="P1"/>
          </table:table-cell>
        </table:table-row>
      </table:table>
      <text:p text:style-name="P1"/>
      <text:p text:style-name="P1">(1 pt) Static vs. dynamic linking was supposed to make a difference in the size of the executable. In this particular case, is progA or progB bigger? <text:span text:style-name="T22">ProgA is bigger.</text:span></text:p>
      <text:p text:style-name="P1"><text:soft-page-break/></text:p>
      <text:p text:style-name="Standard"><text:span text:style-name="T3">(1 pt) Why is the difference so small in this particular situation?<text:tab/></text:span><text:span text:style-name="T8">The difference is so small in this situation because the files that are being linked are small and simplistic themselves, creating little overhead to statically link them.</text:span><text:span text:style-name="T11">See the difference in ldd</text:span><text:span text:style-name="T3"> <text:s/></text:span></text:p>
      <text:p text:style-name="P19">man ldd</text:p>
      <text:p text:style-name="P19">ldd progA</text:p>
      <text:p text:style-name="P19">ldd progB</text:p>
      <text:p text:style-name="P1"/>
      <text:p text:style-name="P1">(1 pt) What is the difference in output, and why?</text:p>
      <table:table table:name="Table5" table:style-name="Table5">
        <table:table-column table:style-name="Table5.A"/>
        <table:table-row table:style-name="Table5.1">
          <table:table-cell table:style-name="Table5.A1" office:value-type="string">
            <text:p text:style-name="P8">ProgB is dependent on libctest.so.1 in addition to the other objects because progB dynamically links the <text:span text:style-name="T23">library shared object file instead of directly copying the contents of ctest1.c and ctest2.c into the main executable like progA does.</text:span></text:p>
            <text:p text:style-name="P1"/>
            <text:p text:style-name="P1"/>
            <text:p text:style-name="P1"/>
          </table:table-cell>
        </table:table-row>
      </table:table>
      <text:p text:style-name="P1"/>
      <text:p text:style-name="P14"/>
      <text:p text:style-name="P14">See the difference in library calls</text:p>
      <text:p text:style-name="Standard"><text:span text:style-name="T3">(1 pt) What does the </text:span><text:span text:style-name="T16">ltrace</text:span><text:span text:style-name="T3"> tool show (in general)?</text:span></text:p>
      <table:table table:name="Table6" table:style-name="Table6">
        <table:table-column table:style-name="Table6.A"/>
        <table:table-row table:style-name="Table6.1">
          <table:table-cell table:style-name="Table6.A1" office:value-type="string">
            <text:p text:style-name="P1"/>
            <text:p text:style-name="P10">The ltrace tool shows a list of dynamic library calls made by an executing program.</text:p>
            <text:p text:style-name="P1"/>
            <text:p text:style-name="P1"/>
          </table:table-cell>
        </table:table-row>
      </table:table>
      <text:p text:style-name="P1"/>
      <text:p text:style-name="P1">Try running it against both executables.</text:p>
      <text:p text:style-name="P19">ltrace ./progA</text:p>
      <text:p text:style-name="P19">ltrace ./progB</text:p>
      <text:p text:style-name="P1"/>
      <text:p text:style-name="P1">(1 pt) What is the difference in output, and why?</text:p>
      <table:table table:name="Table7" table:style-name="Table7">
        <table:table-column table:style-name="Table7.A"/>
        <table:table-row table:style-name="Table7.1">
          <table:table-cell table:style-name="Table7.A1" office:value-type="string">
            <text:p text:style-name="P10">ProgB makes an addition dynamic library call to ctest1 because it is dynamically linked through the libctest.so.1.0</text:p>
            <text:p text:style-name="P1"/>
            <text:p text:style-name="P1"/>
          </table:table-cell>
        </table:table-row>
      </table:table>
      <text:p text:style-name="P1"/>
      <text:p text:style-name="P1"/>
      <text:p text:style-name="P14">See the difference in dynamic relocation records</text:p>
      <text:p text:style-name="Standard"><text:span text:style-name="T3">Relocation records are list of references inside an executable that have to be “fixed up” when the executable is loaded. In other words, memory addresses of things like data objects or function calls, that need to be resolved. They may be stored in a section called </text:span><text:span text:style-name="T16">.reloc </text:span><text:span text:style-name="T3">in the executable. Take a look to them using the following commands:</text:span></text:p>
      <text:p text:style-name="P1"/>
      <text:p text:style-name="P19">objdump -R progA</text:p>
      <text:p text:style-name="P19">objdump -R progB</text:p>
      <text:p text:style-name="P1"/>
      <text:p text:style-name="Standard"><text:span text:style-name="T3">(1 pt) How is the output for </text:span><text:span text:style-name="T16">progB</text:span><text:span text:style-name="T3"> different, and why?</text:span></text:p>
      <table:table table:name="Table8" table:style-name="Table8">
        <table:table-column table:style-name="Table8.A"/>
        <table:table-row table:style-name="Table8.1">
          <table:table-cell table:style-name="Table8.A1" office:value-type="string">
            <text:p text:style-name="P10">The output for progB has two additional lines: </text:p>
            <text:p text:style-name="P1">0000000000404000 R_X86_64_JUMP_SLOT <text:s/>ctest2@Base</text:p>
            <text:p text:style-name="P1">0000000000404018 R_X86_64_JUMP_SLOT <text:s/>ctest1@Base</text:p>
            <text:p text:style-name="P11">This is because progB makes references to ctest1 and ctest2 via the shared object file. They must be resolved because the library file is dynamically linked, meaning the main executable only has pointers to the functions it needs to execute. <text:span text:style-name="T29">These</text:span> function calls <text:span text:style-name="T29">must be resovled</text:span>. ProgA does not <text:soft-page-break/>have these lines because the code for the functions is directly copied into the main executable.</text:p>
            <text:p text:style-name="P1"/>
          </table:table-cell>
        </table:table-row>
      </table:table>
      <text:p text:style-name="P47">What does linking really do anyway?</text:p>
      <text:p text:style-name="P26">Above, we created static and dynamic libraries. <text:s/>Suppose however that we just want to build an executable and don’t wish to create any additional libraries. <text:s/>We could do this:</text:p>
      <text:p text:style-name="P24">gcc <text:s/>-no-pie -o progC ctest1.c ctest2.c prog.c</text:p>
      <text:p text:style-name="P26"/>
      <text:p text:style-name="Standard"><text:span text:style-name="T1">(1 pt) Examine </text:span><text:span text:style-name="T15">progC</text:span><text:span text:style-name="T1">. <text:s/>Is it more similar to </text:span><text:span text:style-name="T15">progA</text:span><text:span text:style-name="T1"> or </text:span><text:span text:style-name="T15">progB</text:span><text:span text:style-name="T1">? <text:s/></text:span></text:p>
      <text:p text:style-name="P34">ProgC is most similar to progA.</text:p>
      <text:p text:style-name="P26">(1 pt) What technique/tool did you use to decide this? </text:p>
      <table:table table:name="Table9" table:style-name="Table9">
        <table:table-column table:style-name="Table9.A"/>
        <table:table-row table:style-name="Table9.1">
          <table:table-cell table:style-name="Table9.A1" office:value-type="string">
            <text:p text:style-name="P12">I used ls -l and ltrace to determine this. Ls -l showed me that progA and progC were the same size and ltrace confirmed that they both make the same dynamic library calls.</text:p>
            <text:p text:style-name="P1"/>
            <text:p text:style-name="P1"/>
            <text:p text:style-name="P1"/>
          </table:table-cell>
        </table:table-row>
      </table:table>
      <text:p text:style-name="P1"/>
      <text:p text:style-name="Standard"><text:span text:style-name="T1">(1 pt) WHY is progC so similar to the earlier executable we built (</text:span><text:span text:style-name="T15">progA</text:span><text:span text:style-name="T1"> or </text:span><text:span text:style-name="T15">progB</text:span><text:span text:style-name="T2">)</text:span><text:span text:style-name="T1">? </text:span><text:bookmark-start text:name="_GoBack"/><text:span text:style-name="T1">(what causes it to be so similar?)</text:span><text:bookmark-end text:name="_GoBack"/></text:p>
      <table:table table:name="Table10" table:style-name="Table10">
        <table:table-column table:style-name="Table10.A"/>
        <table:table-row table:style-name="Table10.1">
          <table:table-cell table:style-name="Table10.A1" office:value-type="string">
            <text:p text:style-name="P12">It is so similar to progA because the compilation and linking process is nearly identical. Instead of creating a static library like we did for progA, all the .c files are compiled into .o files and linked together to produce progC. The only difference between the two processes is progA has a reusable, pre-compiled archive of object files that can continue to be referenced later. To change/create a new progC, we would have to compile all the files together again, even if the ctest files did not change.</text:p>
          </table:table-cell>
        </table:table-row>
      </table:table>
      <text:p text:style-name="P1"/>
      <text:p text:style-name="P1">(1 pt) (small extra credit) It’s possible to make a small change to the command line shown above so that progC is actually identical to either progA or progB (verify with diff). <text:s/>If you discover this, write the new command line here: </text:p>
      <text:p text:style-name="P14"/>
      <text:p text:style-name="P14"/>
      <text:p text:style-name="P14">Detective work – download mystery1</text:p>
      <text:p text:style-name="P1">For mystery1:</text:p>
      <text:list xml:id="list585214828" text:style-name="WWNum2">
        <text:list-item>
          <text:p text:style-name="P50"><text:span text:style-name="T1">(1 pt) Do this: </text:span><text:span text:style-name="T19">chmod u+x mystery1</text:span><text:span text:style-name="T1"><text:line-break/>Now, <text:s/>will this executable run? <text:s/>If not, what </text:span><text:span text:style-name="T14">specifically</text:span><text:span text:style-name="T1"> is missing?</text:span></text:p>
        </text:list-item>
      </text:list>
      <text:p text:style-name="P28"/>
      <text:p text:style-name="P26"><text:tab/><text:span text:style-name="T24">The shared library object file libprint.so is missing.</text:span></text:p>
      <text:p text:style-name="P26"/>
      <text:list xml:id="list205256562612691" text:continue-numbering="true" text:style-name="WWNum2">
        <text:list-item>
          <text:p text:style-name="P48">(1 pt) Does this executable use static linking, dynamic linking, or both?</text:p>
        </text:list-item>
      </text:list>
      <text:p text:style-name="P26"><text:tab/> </text:p>
      <text:p text:style-name="P26"><text:tab/><text:span text:style-name="T24">This executable uses </text:span><text:span text:style-name="T25">both static and dynamic linking. </text:span></text:p>
      <text:p text:style-name="P26"/>
      <text:list xml:id="list205255622319991" text:continue-numbering="true" text:style-name="WWNum2">
        <text:list-item>
          <text:p text:style-name="P48">(1 pt) If static linking is used, what function(s) are statically linked? (ignore names starting with underscore)</text:p>
        </text:list-item>
      </text:list>
      <text:p text:style-name="P26"><text:tab/></text:p>
      <text:p text:style-name="P26"><text:tab/><text:span text:style-name="T26">Statically linked functions: deregister_tm_clones, multiply numbers, frame dummy, register_tm_clones, main</text:span></text:p>
      <text:p text:style-name="P26"><text:tab/></text:p>
      <text:list xml:id="list205255180637832" text:continue-numbering="true" text:style-name="WWNum2">
        <text:list-item>
          <text:p text:style-name="P48">(1 pt) If dynamic linking is used, what function(s) are dynamically linked? (ignore names starting with underscore)</text:p>
          <text:list>
            <text:list-header>
              <text:p text:style-name="P49">Dynamically linked functions: printResult, printf@@GLIBC_2.2.5</text:p>
            </text:list-header>
          </text:list>
        </text:list-item>
      </text:list>
      <text:p text:style-name="P26"><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a" loext:opacity="100%" style:font-name="Cambria" fo:font-size="12pt" fo:language="en" fo:country="US" style:letter-kerning="false" style:font-name-asian="Cambria1" style:font-size-asian="12pt" style:language-asian="en" style:country-asian="US" style:font-name-complex="Cambri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a" loext:opacity="100%" style:font-name="Cambria" fo:font-size="12pt" fo:language="en" fo:country="US" style:letter-kerning="false" style:font-name-asian="Cambria1" style:font-size-asian="12pt" style:language-asian="en" style:country-asian="US" style:font-name-complex="Cambria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color="#00000a" loext:opacity="10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Body_20_Text1"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Body_20_Text1"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Body_20_Text1" style:display-name="Body Text1" style:family="paragraph" style:parent-style-name="Standard">
      <style:paragraph-properties fo:margin-top="0in" fo:margin-bottom="0.0972in" style:contextual-spacing="false" fo:line-height="120%"/>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Numbering_20_Symbols" style:display-name="Numbering Symbols"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1.25in" style:writing-mode="lr-tb" style:layout-grid-color="#c0c0c0" style:layout-grid-lines="14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9T19:33:00</meta:creation-date>
    <meta:initial-creator>CDR Michael Bilzor</meta:initial-creator>
    <dc:language>en-US</dc:language>
    <dc:date>2025-09-14T20:52:54.095544233</dc:date>
    <meta:editing-cycles>26</meta:editing-cycles>
    <meta:editing-duration>PT2H15M38S</meta:editing-duration>
    <meta:generator>LibreOffice/7.3.7.2$Linux_X86_64 LibreOffice_project/30$Build-2</meta:generator>
    <meta:document-statistic meta:table-count="10" meta:image-count="0" meta:object-count="0" meta:page-count="8" meta:paragraph-count="176" meta:word-count="2145" meta:character-count="12492" meta:non-whitespace-character-count="10408"/>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